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828c" officeooo:paragraph-rsid="0008828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828c" officeooo:paragraph-rsid="000882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ES</text:p>
      <text:p text:style-name="P1"/>
      <text:p text:style-name="P1">Capa 2: solo si hay VLAN’s</text:p>
      <text:p text:style-name="P1"/>
      <text:p text:style-name="P1">Capa 3: IP a los routers (GW)</text:p>
      <text:p text:style-name="P1"><text:tab/> IP entre routers (PPP)</text:p>
      <text:p text:style-name="P1"><text:tab/> RIP si hay + de 1 router</text:p>
      <text:p text:style-name="P1"/>
      <text:p text:style-name="P1">Capa 4: ACL: - Tomamos la ip red y host</text:p>
      <text:p text:style-name="P1"><text:tab/><text:tab/>- Vemos que queremos hacer con ello permit/deny</text:p>
      <text:p text:style-name="P1"><text:tab/><text:tab/>- A través de un filtro(WC)</text:p>
      <text:p text:style-name="P1"><text:tab/><text:tab/>- Al menos habrá una ACE tipo permi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3:08:32.103112649</meta:creation-date>
    <dc:date>2025-02-27T13:15:02.535452214</dc:date>
    <meta:editing-duration>PT6M30S</meta:editing-duration>
    <meta:editing-cycles>1</meta:editing-cycles>
    <meta:document-statistic meta:table-count="0" meta:image-count="0" meta:object-count="0" meta:page-count="1" meta:paragraph-count="9" meta:word-count="57" meta:character-count="265" meta:non-whitespace-character-count="207"/>
    <meta:generator>LibreOffice/7.3.7.2$Linux_X86_64 LibreOffice_project/30$Build-2</meta:generator>
  </office:meta>
</office:document-meta>
</file>